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21708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11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52900000000000003" table:style-name="ce5">
            <text:p>0,529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2100000000000001" table:style-name="ce6">
            <text:p>0,321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.5880000000000001" table:style-name="ce7">
            <text:p>3,588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78700000000000003" table:style-name="ce5">
            <text:p>0,787</text:p>
          </table:table-cell>
          <table:table-cell office:value-type="float" office:value="946" table:style-name="ce5">
            <text:p>946</text:p>
          </table:table-cell>
          <table:table-cell office:value-type="float" office:value="55.65" table:style-name="ce6">
            <text:p>55,65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2" table:style-name="ce5">
            <text:p>3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89400000000000002" table:style-name="ce5">
            <text:p>0,894</text:p>
          </table:table-cell>
          <table:table-cell office:value-type="float" office:value="0.88400000000000001" table:style-name="ce5">
            <text:p>0,88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3" number:min-integer-digits="1"/>
    </number:number-style>
    <number:number-style style:name="N36">
      <style:text-properties fo:color="#FF0000"/>
      <number:number number:decimal-places="3" number:min-integer-digits="1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1-01-02T16:36:50Z</dc:date>
  </office:meta>
</office:document-meta>
</file>